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Segoe UI1" svg:font-family="'Segoe U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Segoe UI2" svg:font-family="'Segoe U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9.366cm" fo:margin-left="0cm" fo:margin-top="0cm" fo:margin-bottom="0cm" table:align="left" style:writing-mode="lr-tb"/>
    </style:style>
    <style:style style:name="Таблица1.A" style:family="table-column">
      <style:table-column-properties style:column-width="4.327cm"/>
    </style:style>
    <style:style style:name="Таблица1.B" style:family="table-column">
      <style:table-column-properties style:column-width="5.039cm"/>
    </style:style>
    <style:style style:name="Таблица1.1" style:family="table-row">
      <style:table-row-properties style:min-row-height="0.667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.3" style:family="table-row">
      <style:table-row-properties style:min-row-height="0.704cm" fo:keep-together="auto"/>
    </style:style>
    <style:style style:name="Таблица1.6" style:family="table-row">
      <style:table-row-properties style:min-row-height="0.175cm" fo:keep-together="auto"/>
    </style:style>
    <style:style style:name="Таблица6" style:family="table">
      <style:table-properties style:width="18.745cm" fo:margin-left="0cm" fo:margin-top="0cm" fo:margin-bottom="0cm" table:align="left" style:writing-mode="lr-tb"/>
    </style:style>
    <style:style style:name="Таблица6.A" style:family="table-column">
      <style:table-column-properties style:column-width="3.491cm"/>
    </style:style>
    <style:style style:name="Таблица6.B" style:family="table-column">
      <style:table-column-properties style:column-width="2.252cm"/>
    </style:style>
    <style:style style:name="Таблица6.C" style:family="table-column">
      <style:table-column-properties style:column-width="7.001cm"/>
    </style:style>
    <style:style style:name="Таблица6.D" style:family="table-column">
      <style:table-column-properties style:column-width="6.001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middle" fo:background-color="#5b9bd5" fo:padding-left="0.199cm" fo:padding-right="0.191cm" fo:padding-top="0cm" fo:padding-bottom="0cm" fo:border="0.5pt solid #000000">
        <style:background-image/>
      </style:table-cell-properties>
    </style:style>
    <style:style style:name="Таблица6.A2" style:family="table-cell">
      <style:table-cell-properties style:vertical-align="middle" fo:background-color="#f2f2f2" fo:padding-left="0.199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>
        <style:tab-stops>
          <style:tab-stop style:position="6.703cm"/>
        </style:tab-stops>
      </style:paragraph-properties>
      <style:text-properties fo:color="#000000"/>
    </style:style>
    <style:style style:name="P6" style:family="paragraph" style:parent-style-name="Standard">
      <style:paragraph-properties fo:text-align="end" style:justify-single-word="false"/>
      <style:text-properties fo:color="#000000"/>
    </style:style>
    <style:style style:name="P7" style:family="paragraph" style:parent-style-name="Standard">
      <style:paragraph-properties fo:text-align="center" style:justify-single-word="false"/>
      <style:text-properties fo:color="#000000" fo:font-size="16pt" style:font-size-asian="16pt" style:font-size-complex="16pt"/>
    </style:style>
    <style:style style:name="P8" style:family="paragraph" style:parent-style-name="Standard">
      <style:paragraph-properties fo:text-align="center" style:justify-single-word="false">
        <style:tab-stops>
          <style:tab-stop style:position="6.703cm"/>
        </style:tab-stops>
      </style:paragraph-properties>
      <style:text-properties fo:color="#000000" fo:font-size="16pt" style:font-size-asian="16pt" style:font-size-complex="16pt"/>
    </style:style>
    <style:style style:name="P9" style:family="paragraph" style:parent-style-name="Standard">
      <style:paragraph-properties>
        <style:tab-stops>
          <style:tab-stop style:position="6.703cm"/>
        </style:tab-stops>
      </style:paragraph-properties>
      <style:text-properties fo:color="#000000" fo:font-size="16pt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>
        <style:tab-stops>
          <style:tab-stop style:position="6.703cm"/>
        </style:tab-stops>
      </style:paragraph-properties>
    </style:style>
    <style:style style:name="P13" style:family="paragraph" style:parent-style-name="Standard">
      <style:text-properties fo:language="en" fo:country="US"/>
    </style:style>
    <style:style style:name="P14" style:family="paragraph" style:parent-style-name="Standard">
      <style:paragraph-properties fo:text-align="justify" style:justify-single-word="false"/>
      <style:text-properties fo:language="en" fo:country="US" fo:font-weight="normal" style:font-weight-asian="normal" style:font-weight-complex="normal"/>
    </style:style>
    <style:style style:name="P15" style:family="paragraph" style:parent-style-name="Standard">
      <style:text-properties fo:language="en" fo:country="US" fo:font-weight="bold" style:font-weight-asian="bold" style:font-weight-complex="bold"/>
    </style:style>
    <style:style style:name="P16" style:family="paragraph" style:parent-style-name="Standard">
      <style:text-properties fo:font-size="10pt" fo:language="en" fo:country="US" style:font-size-asian="10pt" style:font-size-complex="10pt"/>
    </style:style>
    <style:style style:name="P17" style:family="paragraph" style:parent-style-name="Standard">
      <style:text-properties fo:font-size="10.5pt" fo:font-style="normal" fo:font-weight="normal" officeooo:rsid="000e57c3" officeooo:paragraph-rsid="000e57c3" style:font-size-asian="9.14999961853027pt" style:font-style-asian="normal" style:font-weight-asian="normal" style:font-size-complex="10.5pt" style:font-style-complex="normal" style:font-weight-complex="normal"/>
    </style:style>
    <style:style style:name="P18" style:family="paragraph" style:parent-style-name="Standard">
      <style:text-properties style:font-name="Courier New" style:font-name-complex="Courier New2"/>
    </style:style>
    <style:style style:name="P19" style:family="paragraph" style:parent-style-name="Standard">
      <style:text-properties officeooo:paragraph-rsid="000e57c3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fo:font-weight="bold" style:font-weight-asian="bold" style:font-weight-complex="bold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weight="bold" style:font-weight-asian="bold" style:font-weight-complex="bold"/>
    </style:style>
    <style:style style:name="P2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fo:font-weight="bold" officeooo:rsid="0008efdd" officeooo:paragraph-rsid="0008efdd" style:font-weight-asian="bold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normal" officeooo:rsid="00106ce2" officeooo:paragraph-rsid="00106ce2" style:font-weight-asian="normal" style:font-weight-complex="bold"/>
    </style:style>
    <style:style style:name="P28" style:family="paragraph" style:parent-style-name="Standard">
      <style:paragraph-properties fo:margin-top="0cm" fo:margin-bottom="0.282cm" loext:contextual-spacing="false" fo:line-height="108%"/>
      <style:text-properties fo:color="#000000"/>
    </style:style>
    <style:style style:name="P29" style:family="paragraph" style:parent-style-name="Standard">
      <style:paragraph-properties fo:margin-top="0cm" fo:margin-bottom="0.282cm" loext:contextual-spacing="false" fo:line-height="108%"/>
      <style:text-properties style:letter-kerning="true" style:font-name-asian="Arial Unicode MS" style:language-asian="hi" style:country-asian="IN" style:language-complex="hi" style:country-complex="IN" style:font-weight-complex="bold"/>
    </style:style>
    <style:style style:name="P30" style:family="paragraph" style:parent-style-name="Standard">
      <style:paragraph-properties fo:margin-top="0cm" fo:margin-bottom="0.282cm" loext:contextual-spacing="false" fo:line-height="108%"/>
      <style:text-properties fo:font-size="22pt" fo:font-weight="bold" style:font-size-asian="22pt" style:font-weight-asian="bold" style:font-size-complex="16pt"/>
    </style:style>
    <style:style style:name="P31" style:family="paragraph" style:parent-style-name="всёКурс">
      <style:paragraph-properties fo:margin-left="0cm" fo:margin-right="0cm" fo:text-align="justify" style:justify-single-word="false" fo:text-indent="1.249cm" style:auto-text-indent="false"/>
    </style:style>
    <style:style style:name="P32" style:family="paragraph" style:parent-style-name="всёКурс">
      <style:paragraph-properties fo:margin-left="0cm" fo:margin-right="0cm" fo:text-align="justify" style:justify-single-word="false" fo:text-indent="1.249cm" style:auto-text-indent="false"/>
      <style:text-properties style:font-name="Times New Roman" style:font-name-complex="Times New Roman2"/>
    </style:style>
    <style:style style:name="P33" style:family="paragraph" style:parent-style-name="всёКурс">
      <style:paragraph-properties fo:margin-left="0cm" fo:margin-right="0cm" fo:text-align="justify" style:justify-single-word="false" fo:text-indent="1.249cm" style:auto-text-indent="false"/>
      <style:text-properties style:font-name="Times New Roman" officeooo:rsid="000c31ae" officeooo:paragraph-rsid="000c31ae" style:font-name-complex="Times New Roman2"/>
    </style:style>
    <style:style style:name="P34" style:family="paragraph" style:parent-style-name="Title">
      <style:paragraph-properties fo:text-align="justify" style:justify-single-word="false"/>
    </style:style>
    <style:style style:name="P35" style:family="paragraph" style:parent-style-name="всёКурс">
      <style:paragraph-properties fo:text-align="justify" style:justify-single-word="false"/>
    </style:style>
    <style:style style:name="P36" style:family="paragraph" style:parent-style-name="всёКурс">
      <style:paragraph-properties fo:margin-left="0cm" fo:margin-right="0cm" fo:text-indent="0.501cm" style:auto-text-indent="false"/>
      <style:text-properties style:font-name="Times New Roman" style:font-name-complex="Times New Roman2"/>
    </style:style>
    <style:style style:name="P37" style:family="paragraph" style:parent-style-name="Heading_20_1">
      <style:text-properties officeooo:paragraph-rsid="000e57c3"/>
    </style:style>
    <style:style style:name="P38" style:family="paragraph" style:parent-style-name="Heading_20_1">
      <style:text-properties style:font-name-complex="Times New Roman2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Heading_20_1">
      <style:paragraph-properties fo:break-before="page"/>
      <style:text-properties style:font-name-complex="Times New Roman2"/>
    </style:style>
    <style:style style:name="P41" style:family="paragraph" style:parent-style-name="ВажноКурс">
      <style:paragraph-properties fo:text-align="justify" style:justify-single-word="false"/>
    </style:style>
    <style:style style:name="P42" style:family="paragraph" style:parent-style-name="Standard" style:master-page-name="First_20_Page">
      <style:paragraph-properties fo:text-align="center" style:justify-single-word="false" style:page-number="auto"/>
      <style:text-properties fo:color="#000000" fo:font-size="16pt" style:font-size-asian="16pt" style:font-size-complex="16pt"/>
    </style:style>
    <style:style style:name="P43" style:family="paragraph" style:parent-style-name="Standard">
      <style:paragraph-properties fo:text-align="center" style:justify-single-word="false">
        <style:tab-stops>
          <style:tab-stop style:position="6.703cm"/>
        </style:tab-stops>
      </style:paragraph-properties>
      <style:text-properties fo:color="#000000" fo:font-size="16pt" style:font-size-asian="16pt" style:font-size-complex="16pt"/>
    </style:style>
    <style:style style:name="P44" style:family="paragraph" style:parent-style-name="Standard">
      <style:text-properties officeooo:paragraph-rsid="00152562"/>
    </style:style>
    <style:style style:name="P45" style:family="paragraph" style:parent-style-name="Standard">
      <style:paragraph-properties fo:text-align="justify" style:justify-single-word="false"/>
    </style:style>
    <style:style style:name="P46" style:family="paragraph" style:parent-style-name="Standard">
      <style:paragraph-properties fo:text-align="justify" style:justify-single-word="false">
        <style:tab-stops>
          <style:tab-stop style:position="6.703cm"/>
        </style:tab-stops>
      </style:paragraph-properties>
    </style:style>
    <style:style style:name="P47" style:family="paragraph" style:parent-style-name="Standard">
      <style:text-properties fo:language="en" fo:country="US"/>
    </style:style>
    <style:style style:name="P48" style:family="paragraph" style:parent-style-name="Standard">
      <style:paragraph-properties fo:text-align="justify" style:justify-single-word="false"/>
      <style:text-properties fo:language="en" fo:country="US" fo:font-weight="normal" officeooo:rsid="00172a58" officeooo:paragraph-rsid="00172a58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language="en" fo:country="US" fo:font-weight="bold" officeooo:rsid="00172a58" officeooo:paragraph-rsid="00172a58" style:font-weight-asian="bold" style:font-weight-complex="bold"/>
    </style:style>
    <style:style style:name="P50" style:family="paragraph" style:parent-style-name="Standard">
      <style:text-properties fo:color="#212529" style:font-name="Segoe UI" fo:font-size="9pt" fo:language="en" fo:country="US" officeooo:paragraph-rsid="00183f88" style:font-size-asian="9pt" style:font-name-complex="Segoe UI2" style:font-size-complex="9pt"/>
    </style:style>
    <style:style style:name="P51" style:family="paragraph" style:parent-style-name="Standard">
      <style:text-properties fo:color="#212529" style:font-name="Segoe UI1" fo:font-size="9pt" fo:language="en" fo:country="US" fo:font-weight="normal" officeooo:paragraph-rsid="00183f88" style:font-size-asian="9pt" style:font-weight-asian="normal" style:font-name-complex="Segoe UI2" style:font-size-complex="9pt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Times New Roman1" fo:language="en" fo:country="US" style:font-name-complex="Courier New2"/>
    </style:style>
    <style:style style:name="P53" style:family="paragraph" style:parent-style-name="Standard">
      <style:paragraph-properties fo:text-align="justify" style:justify-single-word="false"/>
      <style:text-properties style:font-name="Times New Roman1" fo:language="en" fo:country="US" officeooo:paragraph-rsid="00183f88" style:font-name-complex="Courier New2"/>
    </style:style>
    <style:style style:name="P54" style:family="paragraph" style:parent-style-name="Standard">
      <style:text-properties officeooo:paragraph-rsid="000e57c3"/>
    </style:style>
    <style:style style:name="P5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fo:font-weight="bold" officeooo:rsid="0014d467" officeooo:paragraph-rsid="0014d467" style:font-weight-asian="bold" style:font-weight-complex="bold"/>
    </style:style>
    <style:style style:name="P5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normal" officeooo:rsid="00183f88" officeooo:paragraph-rsid="00183f88" style:font-weight-asian="normal" style:font-weight-complex="bold"/>
    </style:style>
    <style:style style:name="P5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rsid="0008efdd" officeooo:paragraph-rsid="00152562"/>
    </style:style>
    <style:style style:name="P5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officeooo:paragraph-rsid="00152562"/>
    </style:style>
    <style:style style:name="P59" style:family="paragraph" style:parent-style-name="Standard">
      <style:paragraph-properties fo:margin-top="0cm" fo:margin-bottom="0.282cm" loext:contextual-spacing="false" fo:line-height="108%"/>
    </style:style>
    <style:style style:name="P60" style:family="paragraph" style:parent-style-name="Heading_20_1">
      <style:text-properties officeooo:paragraph-rsid="00183f88" style:font-name-complex="Times New Roman2"/>
    </style:style>
    <style:style style:name="P61" style:family="paragraph" style:parent-style-name="List_20_Paragraph" style:list-style-name="WWNum5">
      <style:text-properties officeooo:paragraph-rsid="00183f88"/>
    </style:style>
    <style:style style:name="P62" style:family="paragraph" style:parent-style-name="List_20_Paragraph" style:list-style-name="WWNum46">
      <style:text-properties officeooo:paragraph-rsid="00152562"/>
    </style:style>
    <style:style style:name="P63" style:family="paragraph" style:parent-style-name="List_20_Paragraph" style:list-style-name="WWNum5">
      <style:paragraph-properties fo:margin-top="0cm" fo:margin-bottom="0.353cm" loext:contextual-spacing="true" fo:line-height="115%" fo:text-align="justify" style:justify-single-word="false"/>
    </style:style>
    <style:style style:name="P64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65" style:family="paragraph" style:parent-style-name="всёКурс">
      <style:paragraph-properties fo:text-align="justify" style:justify-single-word="false"/>
      <style:text-properties style:font-name="Times New Roman" officeooo:rsid="00183f88" officeooo:paragraph-rsid="00183f88" style:font-name-complex="Times New Roman2"/>
    </style:style>
    <style:style style:name="P66" style:family="paragraph" style:parent-style-name="всёКурс">
      <style:paragraph-properties fo:text-align="justify" style:justify-single-word="false"/>
    </style:style>
    <style:style style:name="P67" style:family="paragraph" style:parent-style-name="всёКурс">
      <style:paragraph-properties fo:text-align="justify" style:justify-single-word="false"/>
      <style:text-properties officeooo:rsid="00183f88" officeooo:paragraph-rsid="00183f88"/>
    </style:style>
    <style:style style:name="P68" style:family="paragraph" style:parent-style-name="всёКурс">
      <style:paragraph-properties fo:margin-left="0cm" fo:margin-right="0cm" fo:text-align="justify" style:justify-single-word="false" fo:text-indent="1.249cm" style:auto-text-indent="false"/>
    </style:style>
    <style:style style:name="P69" style:family="paragraph" style:parent-style-name="всёКурс">
      <style:paragraph-properties fo:margin-left="0cm" fo:margin-right="0cm" fo:text-align="justify" style:justify-single-word="false" fo:text-indent="1.249cm" style:auto-text-indent="false"/>
      <style:text-properties style:font-name="Times New Roman" officeooo:rsid="00152b66" officeooo:paragraph-rsid="00152b66" style:font-name-complex="Times New Roman2"/>
    </style:style>
    <style:style style:name="P70" style:family="paragraph" style:parent-style-name="всёКурс">
      <style:paragraph-properties fo:margin-left="0cm" fo:margin-right="0cm" fo:text-align="justify" style:justify-single-word="false" fo:text-indent="1.249cm" style:auto-text-indent="false"/>
      <style:text-properties style:font-name="Times New Roman" officeooo:rsid="0015d164" officeooo:paragraph-rsid="0015d164" style:font-name-complex="Times New Roman2"/>
    </style:style>
    <style:style style:name="P71" style:family="paragraph" style:parent-style-name="всёКурс">
      <style:paragraph-properties fo:margin-left="0cm" fo:margin-right="0cm" fo:text-align="justify" style:justify-single-word="false" fo:text-indent="1.249cm" style:auto-text-indent="false"/>
      <style:text-properties officeooo:rsid="00183f88" officeooo:paragraph-rsid="00183f88"/>
    </style:style>
    <style:style style:name="P72" style:family="paragraph" style:parent-style-name="Contents_20_3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73" style:family="paragraph" style:parent-style-name="Heading_20_3">
      <style:paragraph-properties fo:margin-top="0.212cm" fo:margin-bottom="0.282cm" loext:contextual-spacing="false"/>
      <style:text-properties officeooo:paragraph-rsid="00152562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style:font-name="Times New Roman" style:font-name-complex="Times New Roman2"/>
    </style:style>
    <style:style style:name="T6" style:family="text">
      <style:text-properties style:font-name="Times New Roman" officeooo:rsid="00183f88" style:font-name-complex="Times New Roman2"/>
    </style:style>
    <style:style style:name="T7" style:family="text">
      <style:text-properties style:font-name="Times New Roman" fo:language="en" fo:country="US" officeooo:rsid="00183f88" style:font-name-complex="Times New Roman2"/>
    </style:style>
    <style:style style:name="T8" style:family="text">
      <style:text-properties style:font-name="Times New Roman" fo:language="en" fo:country="US" fo:font-weight="bold" style:font-weight-asian="bold" style:font-name-complex="Times New Roman2"/>
    </style:style>
    <style:style style:name="T9" style:family="text"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T10" style:family="text">
      <style:text-properties style:font-name="Times New Roman" fo:font-size="12pt" fo:language="en" fo:country="US" style:font-size-asian="12pt" style:font-name-complex="Times New Roman2" style:font-size-complex="12pt"/>
    </style:style>
    <style:style style:name="T11" style:family="text">
      <style:text-properties style:font-name="Times New Roman" fo:font-size="12pt" style:font-size-asian="12pt" style:font-name-complex="Times New Roman2" style:font-size-complex="12pt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officeooo:rsid="00183f88" style:font-weight-asian="bold"/>
    </style:style>
    <style:style style:name="T14" style:family="text">
      <style:text-properties style:font-size-complex="22pt"/>
    </style:style>
    <style:style style:name="T15" style:family="text">
      <style:text-properties fo:font-size="10pt" fo:language="en" fo:country="US" style:font-size-asian="10pt" style:font-size-complex="10pt"/>
    </style:style>
    <style:style style:name="T16" style:family="text">
      <style:text-properties fo:font-size="10pt" fo:language="en" fo:country="US" fo:font-weight="bold" style:font-size-asian="10pt" style:font-weight-asian="bold" style:font-size-complex="10pt"/>
    </style:style>
    <style:style style:name="T17" style:family="text">
      <style:text-properties fo:font-size="10pt" fo:language="en" fo:country="US" fo:font-weight="bold" officeooo:rsid="00183f88" style:font-size-asian="10pt" style:font-weight-asian="bold" style:font-size-complex="10pt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0eee4c" style:font-weight-asian="normal" style:font-weight-complex="normal"/>
    </style:style>
    <style:style style:name="T20" style:family="text">
      <style:text-properties fo:font-weight="normal" officeooo:rsid="00106ce2" style:font-weight-asian="normal" style:font-weight-complex="normal"/>
    </style:style>
    <style:style style:name="T21" style:family="text">
      <style:text-properties fo:font-weight="normal" officeooo:rsid="00172a58" style:font-weight-asian="normal" style:font-weight-complex="normal"/>
    </style:style>
    <style:style style:name="T22" style:family="text">
      <style:text-properties fo:font-size="10.5pt" style:font-size-asian="10.5pt" style:font-size-complex="10.5pt"/>
    </style:style>
    <style:style style:name="T23" style:family="text">
      <style:text-properties fo:font-size="10.5pt" officeooo:rsid="000e57c3" style:font-size-asian="10.5pt" style:font-size-complex="10.5pt"/>
    </style:style>
    <style:style style:name="T24" style:family="text">
      <style:text-properties fo:font-size="10.5pt" officeooo:rsid="00183f88" style:font-size-asian="10.5pt" style:font-size-complex="10.5pt"/>
    </style:style>
    <style:style style:name="T25" style:family="text">
      <style:text-properties officeooo:rsid="0014d467"/>
    </style:style>
    <style:style style:name="T26" style:family="text">
      <style:text-properties officeooo:rsid="0015d164"/>
    </style:style>
    <style:style style:name="T27" style:family="text">
      <style:text-properties officeooo:rsid="00183f88"/>
    </style:style>
    <style:style style:name="T28" style:family="text">
      <style:text-properties style:font-name="Times New Roman1" fo:font-weight="bold" officeooo:rsid="00183f88" style:font-weight-asian="bold" style:font-weight-complex="bold"/>
    </style:style>
    <style:style style:name="T29" style:family="text">
      <style:text-properties style:font-name="Times New Roman1" fo:language="en" fo:country="US" style:font-name-complex="Courier New2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ge" draw:opacity="0%" fo:padding="0cm" fo:border="none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Московский Авиационный Институт</text:p>
      <text:p text:style-name="P7">(Национальный Исследовательский Университет)</text:p>
      <text:p text:style-name="P4"/>
      <text:p text:style-name="P4">Факультет информационных технологий и прикладной математики</text:p>
      <text:p text:style-name="P2"><text:span text:style-name="T1">Кафедра вычисли</text:span><draw:frame draw:style-name="fr2" draw:name="Объект1" text:anchor-type="as-char" svg:width="0.041cm" svg:height="0.467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">тельной математики и программирования</text:span></text:p>
      <text:p text:style-name="P5"/>
      <text:p text:style-name="P5"/>
      <text:p text:style-name="P5"/>
      <text:p text:style-name="P8">Курсовой проект по предмету </text:p>
      <text:p text:style-name="P8">«<text:span text:style-name="T25">Операционные системы</text:span>»</text:p>
      <text:p text:style-name="P8"/>
      <text:p text:style-name="P9"/>
      <text:p text:style-name="P8"><text:span text:style-name="T25">3</text:span> семестр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draw:frame draw:style-name="fr1" draw:name="Врезка1" text:anchor-type="paragraph" svg:x="10.296cm" svg:y="0.231cm" svg:width="9.366cm" draw:z-index="0"><draw:text-box fo:min-height="0.041cm"><table:table table:name="Таблица1" table:style-name="Таблица1"><table:table-column table:style-name="Таблица1.A"/><table:table-column table:style-name="Таблица1.B"/><table:table-row table:style-name="Таблица1.1"><table:table-cell table:style-name="Таблица1.A1" office:value-type="string"><text:p text:style-name="P22">Студент:</text:p></table:table-cell><table:table-cell table:style-name="Таблица1.A1" office:value-type="string"><text:p text:style-name="P25">Лешкова В. Д.</text:p></table:table-cell></table:table-row><table:table-row table:style-name="Таблица1.1"><table:table-cell table:style-name="Таблица1.A1" office:value-type="string"><text:p text:style-name="P22">Группа:</text:p></table:table-cell><table:table-cell table:style-name="Таблица1.A1" office:value-type="string"><text:p text:style-name="P23">8О-<text:span text:style-name="T25">2</text:span>08Б-17</text:p></table:table-cell></table:table-row><table:table-row table:style-name="Таблица1.3"><table:table-cell table:style-name="Таблица1.A1" office:value-type="string"><text:p text:style-name="P22">Преподаватель:</text:p></table:table-cell><table:table-cell table:style-name="Таблица1.A1" office:value-type="string"><text:p text:style-name="P55">Миронов Е.С.</text:p></table:table-cell></table:table-row><table:table-row table:style-name="Таблица1.1"><table:table-cell table:style-name="Таблица1.A1" office:value-type="string"><text:p text:style-name="P22"/></table:table-cell><table:table-cell table:style-name="Таблица1.A1" office:value-type="string"><text:p text:style-name="P23"/></table:table-cell></table:table-row><table:table-row table:style-name="Таблица1.1"><table:table-cell table:style-name="Таблица1.A1" office:value-type="string"><text:p text:style-name="P22">Оценка:</text:p></table:table-cell><table:table-cell table:style-name="Таблица1.A1" office:value-type="string"><text:p text:style-name="P24"/></table:table-cell></table:table-row><table:table-row table:style-name="Таблица1.6"><table:table-cell table:style-name="Таблица1.A1" office:value-type="string"><text:p text:style-name="P22">Дата:</text:p></table:table-cell><table:table-cell table:style-name="Таблица1.A1" office:value-type="string"><text:p text:style-name="P24"/></table:table-cell></table:table-row></table:table></draw:text-box></draw:frame></text:p>
      <text:p text:style-name="P3"/>
      <text:p text:style-name="P6"/>
      <text:p text:style-name="P6"/>
      <text:p text:style-name="P6"/>
      <text:p text:style-name="P6"/>
      <text:p text:style-name="P28"/>
      <text:h text:style-name="P39" text:outline-level="1"><text:bookmark-start text:name="_Toc501636106"/><text:bookmark-start text:name="__RefHeading___Toc1553_2444884689"/><text:bookmark-start text:name="_Toc513645709"/>Содержание<text:bookmark-end text:name="_Toc501636106"/><text:bookmark-end text:name="__RefHeading___Toc1553_2444884689"/><text:bookmark-end text:name="_Toc513645709"/></text:h>
      <text:p text:style-name="P12"/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4"><text:a xlink:type="simple" xlink:href="#__RefHeading___Toc1553_2444884689" text:style-name="Index_20_Link" text:visited-style-name="Index_20_Link">Содержание<text:tab/>2</text:a></text:p>
          <text:p text:style-name="P64"><text:a xlink:type="simple" xlink:href="#__RefHeading___Toc1555_2444884689" text:style-name="Index_20_Link" text:visited-style-name="Index_20_Link">Задание<text:tab/>2</text:a></text:p>
          <text:p text:style-name="P72"><text:a xlink:type="simple" xlink:href="#__RefHeading___Toc1557_2444884689" text:style-name="Index_20_Link" text:visited-style-name="Index_20_Link">Создание клиента для передачи мгновенных личных сообщений<text:tab/>3</text:a></text:p>
          <text:p text:style-name="P64"><text:a xlink:type="simple" xlink:href="#__RefHeading___Toc1559_2444884689" text:style-name="Index_20_Link" text:visited-style-name="Index_20_Link">Общий метод решения<text:tab/>3</text:a></text:p>
          <text:p text:style-name="P64"><text:a xlink:type="simple" xlink:href="#__RefHeading___Toc1561_2444884689" text:style-name="Index_20_Link" text:visited-style-name="Index_20_Link"><text:s/>Общие сведения о программе<text:tab/>4</text:a></text:p>
          <text:p text:style-name="P64"><text:a xlink:type="simple" xlink:href="#__RefHeading___Toc1563_2444884689" text:style-name="Index_20_Link" text:visited-style-name="Index_20_Link">Функциональное назначение<text:tab/>4</text:a></text:p>
          <text:p text:style-name="P64"><text:a xlink:type="simple" xlink:href="#__RefHeading___Toc1565_2444884689" text:style-name="Index_20_Link" text:visited-style-name="Index_20_Link">Описание работы программы<text:tab/>5</text:a></text:p>
          <text:p text:style-name="P64"><text:a xlink:type="simple" xlink:href="#__RefHeading___Toc1567_2444884689" text:style-name="Index_20_Link" text:visited-style-name="Index_20_Link">Текст программ<text:tab/>6</text:a></text:p>
          <text:p text:style-name="P64"><text:a xlink:type="simple" xlink:href="#__RefHeading___Toc1569_2444884689" text:style-name="Index_20_Link" text:visited-style-name="Index_20_Link">Входные данные<text:tab/>12</text:a></text:p>
          <text:p text:style-name="P64"><text:a xlink:type="simple" xlink:href="#__RefHeading___Toc1571_2444884689" text:style-name="Index_20_Link" text:visited-style-name="Index_20_Link">Выходные данные<text:tab/>12</text:a></text:p>
          <text:p text:style-name="P64"><text:a xlink:type="simple" xlink:href="#__RefHeading___Toc1573_2444884689" text:style-name="Index_20_Link" text:visited-style-name="Index_20_Link">Распечатка протокола<text:tab/>13</text:a></text:p>
          <text:p text:style-name="P64"><text:a xlink:type="simple" xlink:href="#__RefHeading___Toc1575_2444884689" text:style-name="Index_20_Link" text:visited-style-name="Index_20_Link">Журнал отладки<text:tab/>16</text:a></text:p>
          <text:p text:style-name="P64"><text:a xlink:type="simple" xlink:href="#__RefHeading___Toc1577_2444884689" text:style-name="Index_20_Link" text:visited-style-name="Index_20_Link">Заключение<text:tab/>16</text:a></text:p>
          <text:p text:style-name="P64"><text:a xlink:type="simple" xlink:href="#__RefHeading___Toc1579_2444884689" text:style-name="Index_20_Link" text:visited-style-name="Index_20_Link">Список литературы<text:tab/>16</text:a></text:p>
        </text:index-body>
      </text:table-of-conten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38" text:outline-level="1"><text:bookmark-start text:name="_Toc513645710"/><text:bookmark-start text:name="__RefHeading___Toc1555_2444884689"/>Задание<text:bookmark-end text:name="_Toc513645710"/><text:bookmark-end text:name="__RefHeading___Toc1555_2444884689"/></text:h>
      <text:p text:style-name="P36"/>
      <text:p text:style-name="P58"><text:soft-page-break/>Необходимо спроектировать и реализовать программный прототип в соответствии с выбранным вариантом. Произвести анализ и сделать вывод на основании данных, полученных при работе программного прототипа.</text:p>
      <text:p text:style-name="P31"/>
      <text:p text:style-name="P2"><text:span text:style-name="T12">Вариант</text:span></text:p>
      <text:p text:style-name="P10"/>
      <text:h text:style-name="P73" text:outline-level="3"><text:bookmark-start text:name="__RefHeading___Toc1557_2444884689"/>Создание клиента для передачи мгновенных личных сообщений<text:bookmark-end text:name="__RefHeading___Toc1557_2444884689"/></text:h>
      <text:p text:style-name="P44">На основе любой из выбранных технологий:</text:p>
      <text:list xml:id="list826311008" text:style-name="WWNum46">
        <text:list-item>
          <text:p text:style-name="P62"><text:span text:style-name="T2">Pipes</text:span></text:p>
        </text:list-item>
        <text:list-item>
          <text:p text:style-name="P62"><text:span text:style-name="T2">Sockets</text:span></text:p>
        </text:list-item>
        <text:list-item>
          <text:p text:style-name="P62">Сервера очередей</text:p>
        </text:list-item>
        <text:list-item>
          <text:p text:style-name="P62">И другие</text:p>
        </text:list-item>
      </text:list>
      <text:p text:style-name="P57">Создать собственный клиент быстрых сообщений (возможно, и сервер – зависит от выбранной архитектуры), который бы работали в рамках сети. Также есть возможность создания собственного клиента быстрых сообщений для уже существующих систем обмена сообщений (например, <text:span text:style-name="T2">telegram</text:span>).</text:p>
      <text:p text:style-name="Standard"/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8" text:outline-level="1"><text:bookmark-start text:name="_Toc513645711"/><text:bookmark-start text:name="__RefHeading___Toc1559_2444884689"/>Общий метод решения<text:bookmark-end text:name="_Toc513645711"/><text:bookmark-end text:name="__RefHeading___Toc1559_2444884689"/></text:h>
      <text:p text:style-name="P11"/>
      <text:p text:style-name="P69">Для передачи мгновенных сообщений была выбрана высокопроизводительная скоростная библиотека асинхронного обменя сообщениями ZeroMQ. Соответственно, для реализации и раскрытия темы курсового проекта используются очереди сообщений. <text:span text:style-name="T26">ZMQ — хорошее решение проблемы общения между собой процессов, потоков, модулей и прочих частей экосистемы приложения. ZeroMQ предлагает разработчику некий высокий уровень абстракции при работе с </text:span><text:soft-page-break/><text:span text:style-name="T26">сокетами. Библиотека берет на себя часть забот по буферизации данных, обслуживанию очередей, установлению и восстановленю соединения и прочее. </text:span></text:p>
      <text:p text:style-name="P69">Консольное приложение клиента сообщений работает на основе Socket`ов — программных интерфейсов, предназначенных для обеспечения обмена данными между процессами. Процессы при таком обмене могут исполняться как на одной, так и на нескольких ЭВМ, связанных между собой сетьюю Таким образом, Сокет — это абстрактный объект, представляющий конечную точку соединения. <text:span text:style-name="T26">Различают клиентские и серверные сокеты. Клиентские сокеты используются исключительно клиентским приложением, серверное же приложение может использовать как серверные, так и клиентские сокеты. </text:span></text:p>
      <text:p text:style-name="P70">Для взаимодействия между ЭВМ с помощью стека протоколов TCP/IP используются адреса и порты. Эта пара определяет сокет («гнездо», соответствующее адресу и порту).</text:p>
      <text:p text:style-name="P70">Для реализации связи клиент-сервер используется паттерн RequestResonse. Клиент отправляет запрос на сервер и ждет ответа. После того, как ответ пришел, клиент может продолжать работу.</text:p>
      <text:h text:style-name="Heading_20_1" text:outline-level="1"><text:bookmark-start text:name="__RefHeading___Toc1561_2444884689"/><text:line-break/><text:bookmark-start text:name="_Toc513645712"/><text:span text:style-name="T14">Общие сведения о программе</text:span><text:bookmark-end text:name="__RefHeading___Toc1561_2444884689"/><text:bookmark-end text:name="_Toc513645712"/></text:h>
      <text:p text:style-name="Standard"/>
      <text:p text:style-name="Standard"/>
      <text:p text:style-name="P34"><text:span text:style-name="T9">Язык и система программирования: </text:span><text:span text:style-name="T10">GNU</text:span><text:span text:style-name="T11"> </text:span><text:span text:style-name="T10">C</text:span></text:p>
      <text:p text:style-name="P11"><text:span text:style-name="T12">Местонахождение файлов: </text:span><text:span text:style-name="T18">/home/lera/</text:span><text:span text:style-name="T21">documents/git/edu/labs/os/kp</text:span></text:p>
      <text:p text:style-name="P11"><text:span text:style-name="T12">Способ компиляции и запуска:</text:span><text:span text:style-name="T18"> </text:span><text:span text:style-name="T4">make</text:span></text:p>
      <text:p text:style-name="P14"/>
      <text:p text:style-name="P49">Makefile:</text:p>
      <text:p text:style-name="P48">all: client server</text:p>
      <text:p text:style-name="P48"/>
      <text:p text:style-name="P48">client:</text:p>
      <text:p text:style-name="P48"><text:tab/>gcc -std=c99 -pthread -Wall -D_POSIX_SOURCE=600 -D_XOPEN_SOURCE=600 client.c -o client -L/usr/local/lib -lzmq</text:p>
      <text:p text:style-name="P48"/>
      <text:p text:style-name="P48">server:</text:p>
      <text:p text:style-name="P48"><text:tab/>gcc -std=c99 -pthread -Wall -D_POSIX_SOURCE=600 -D_XOPEN_SOURCE=600 server.c -o server -L/usr/local/lib -lzmq</text:p>
      <text:p text:style-name="P48"/>
      <text:p text:style-name="P48">clean:</text:p>
      <text:p text:style-name="P48"><text:tab/>rm -f *.o client server</text:p>
      <text:p text:style-name="P11"/>
      <text:p text:style-name="P11"/>
      <text:p text:style-name="P11"/>
      <text:p text:style-name="P11"/>
      <text:p text:style-name="P11"/>
      <text:p text:style-name="P11"/>
      <text:h text:style-name="P38" text:outline-level="1"><text:bookmark-start text:name="_Toc513645713"/><text:bookmark-start text:name="__RefHeading___Toc1563_2444884689"/>Функциональное назначение<text:bookmark-end text:name="_Toc513645713"/><text:bookmark-end text:name="__RefHeading___Toc1563_2444884689"/></text:h>
      <text:p text:style-name="Standard"/>
      <text:p text:style-name="P32">Программа предназначена для демонстрации основных принципов работы <text:span text:style-name="T27">с клиент-серверными приложениями.</text:span></text:p>
      <text:p text:style-name="P35"><text:span text:style-name="T5">Программа </text:span><text:span text:style-name="T7">client.c опсывает код клиента.</text:span></text:p>
      <text:p text:style-name="P35"><text:span text:style-name="T5">Программа </text:span><text:span text:style-name="T6">server.c описывает, соответственно, код сервера.</text:span></text:p>
      <text:p text:style-name="P67"><text:span text:style-name="T5">Взаимодействие клиента с сервером происходит при помощи библиотеки ZeroMQ.</text:span></text:p>
      <text:p text:style-name="P67"><text:span text:style-name="T5">В отдельной папке messageDB лежат файлы с базами данных сообщений.</text:span></text:p>
      <text:p text:style-name="Standard"/>
      <text:h text:style-name="P60" text:outline-level="1"><text:bookmark-start text:name="_Toc513645714"/><text:bookmark-start text:name="__RefHeading___Toc1565_2444884689"/><text:soft-page-break/>Описание <text:bookmark-end text:name="_Toc513645714"/><text:s/><text:span text:style-name="T27">работы программы</text:span><text:bookmark-end text:name="__RefHeading___Toc1565_2444884689"/></text:h>
      <text:p text:style-name="P11"/>
      <text:p text:style-name="P31"><text:span text:style-name="T6">Сообщения хранятся в структуре, описанной в заголовочном файле message.h. Для хранения базы данных пользователей используется такая структура как вектор, сама структура базы данны, структура пользователя и методы для работы с ними описаны в файле chat.с.</text:span></text:p>
      <text:p text:style-name="P41"><text:span text:style-name="T5"><text:s text:c="12"/></text:span><text:span text:style-name="T6">client</text:span><text:span text:style-name="T7">.c</text:span></text:p>
      <text:p text:style-name="P33">Программа <text:span text:style-name="T27">запускает приложение клиента с индивидуальным идентификационным номером, для отправки сообщений другому пользоваетлю необходимо указать уникальный идентификационный номер пользователя, код действия («1» - отправка сообщения, «2» - завершение работы), после чего ввести сообщение, которое необходмо отправить посредством нажатия клавиши Enter. </text:span></text:p>
      <text:p text:style-name="P71"><text:span text:style-name="T8">server.c</text:span></text:p>
      <text:p text:style-name="P71"><text:span text:style-name="T5">Программма запускает приложение сервера, сервер в свою очередь ожидает запроса от клиента, после чего отправляет ответ.</text:span></text:p>
      <text:p text:style-name="P32"/>
      <text:p text:style-name="P29"/>
      <text:h text:style-name="P40" text:outline-level="1"><text:bookmark-start text:name="_Toc513645715"/><text:bookmark-start text:name="__RefHeading___Toc1567_2444884689"/>Текст программ<text:bookmark-end text:name="_Toc513645715"/><text:bookmark-end text:name="__RefHeading___Toc1567_2444884689"/></text:h>
      <text:p text:style-name="Standard"><text:span text:style-name="T12"><text:tab/></text:span><text:span text:style-name="T13">Server.c</text:span><text:span text:style-name="T3">:</text:span></text:p>
      <text:p text:style-name="P13">#include &lt;string.h&gt;</text:p>
      <text:p text:style-name="P13">#include &lt;stdio.h&gt;</text:p>
      <text:p text:style-name="P13">#include &lt;stdlib.h&gt;</text:p>
      <text:p text:style-name="P13">#include &lt;string.h&gt;</text:p>
      <text:p text:style-name="P13">#include &lt;time.h&gt;</text:p>
      <text:p text:style-name="P13">#include &lt;unistd.h&gt;</text:p>
      <text:p text:style-name="P13">#include &lt;sys/ioctl.h&gt;</text:p>
      <text:p text:style-name="P13">#include &lt;stropts.h&gt;</text:p>
      <text:p text:style-name="P13">#include &lt;signal.h&gt;</text:p>
      <text:p text:style-name="P13">#include &lt;assert.h&gt;</text:p>
      <text:p text:style-name="P13"/>
      <text:p text:style-name="P13">#include "zmq.h"</text:p>
      <text:p text:style-name="P13">#include "chat.c"</text:p>
      <text:p text:style-name="P13">#include "message.h"</text:p>
      <text:p text:style-name="P13"/>
      <text:p text:style-name="P13">#define IS_ALREADY_CLIENT 19</text:p>
      <text:p text:style-name="P13"/>
      <text:p text:style-name="P13">volatile sig_atomic_t flag = 0;</text:p>
      <text:p text:style-name="P13"/>
      <text:p text:style-name="P13">void block_func(int sig)</text:p>
      <text:p text:style-name="P13">{</text:p>
      <text:p text:style-name="P13"><text:s text:c="4"/>if (!flag) {</text:p>
      <text:p text:style-name="P13"><text:s text:c="8"/>flag = 1;</text:p>
      <text:p text:style-name="P13"><text:s text:c="4"/>} else {</text:p>
      <text:p text:style-name="P13"><text:s text:c="8"/>exit(0);</text:p>
      <text:p text:style-name="P13"><text:s text:c="4"/>}</text:p>
      <text:p text:style-name="P13">}</text:p>
      <text:p text:style-name="P13"/>
      <text:p text:style-name="P13">void unblock_func(int sig)</text:p>
      <text:p text:style-name="P13">{</text:p>
      <text:p text:style-name="P13"><text:s text:c="4"/>flag = 0;</text:p>
      <text:p text:style-name="P13">}</text:p>
      <text:p text:style-name="P13"/>
      <text:p text:style-name="P13">int main(void)</text:p>
      <text:p text:style-name="P13">{</text:p>
      <text:p text:style-name="P13"><text:s text:c="4"/>int code;</text:p>
      <text:p text:style-name="P13"><text:s text:c="4"/>userDB userBase = userDBCreate();</text:p>
      <text:p text:style-name="P13"/>
      <text:p text:style-name="P13"><text:s text:c="4"/>void *context = zmq_ctx_new();</text:p>
      <text:p text:style-name="P13"><text:s text:c="4"/>void *responsSocket = zmq_socket(context, ZMQ_REP);</text:p>
      <text:p text:style-name="P13"/>
      <text:p text:style-name="P13"><text:s text:c="4"/>zmq_bind (responsSocket, "tcp://*:5555");</text:p>
      <text:p text:style-name="P13"><text:s text:c="4"/></text:p>
      <text:p text:style-name="P13"><text:s text:c="4"/>while (1) {</text:p>
      <text:p text:style-name="P13"><text:s text:c="8"/>signal(SIGINT, block_func);</text:p>
      <text:p text:style-name="P13"><text:s text:c="8"/>signal(SIGTSTP, unblock_func);</text:p>
      <text:p text:style-name="P13"><text:s text:c="8"/>if (!flag) {</text:p>
      <text:p text:style-name="P13"/>
      <text:p text:style-name="P13"><text:s text:c="12"/>zmq_msg_t message;</text:p>
      <text:p text:style-name="P13"/>
      <text:p text:style-name="P13"><text:soft-page-break/><text:s text:c="12"/>zmq_msg_init(&amp;message);</text:p>
      <text:p text:style-name="P13"><text:s text:c="12"/>zmq_msg_recv(&amp;message, responsSocket, 0);</text:p>
      <text:p text:style-name="P13"><text:s text:c="12"/>message_t *md = (message_t *) zmq_msg_data(&amp;message);</text:p>
      <text:p text:style-name="P13"><text:s text:c="12"/>zmq_msg_close(&amp;message);</text:p>
      <text:p text:style-name="P13"/>
      <text:p text:style-name="P13"><text:s text:c="12"/>char info[MAX_STRING];</text:p>
      <text:p text:style-name="P13"/>
      <text:p text:style-name="P13"><text:tab/> <text:s text:c="4"/>printf("Send message from account id: %d to account id: %d\n", md-&gt;user_id, md-&gt;rcv_id);</text:p>
      <text:p text:style-name="P13"><text:s text:c="16"/>code = MessageSend(md-&gt;user_id, md-&gt;rcv_id, userBase);</text:p>
      <text:p text:style-name="P13"><text:s text:c="16"/>if(code != 0)</text:p>
      <text:p text:style-name="P13"><text:s text:c="16"/>{</text:p>
      <text:p text:style-name="P13"><text:s text:c="20"/>printf("Not authorized user\n");</text:p>
      <text:p text:style-name="P13"><text:s text:c="20"/>strcpy(info, "You aren't an authorized user or receiver is not\0");</text:p>
      <text:p text:style-name="P13"><text:s text:c="16"/>}</text:p>
      <text:p text:style-name="P13"><text:s text:c="16"/>else</text:p>
      <text:p text:style-name="P13"><text:s text:c="16"/>{</text:p>
      <text:p text:style-name="P13"><text:s text:c="20"/>strcpy(info, md-&gt;string);</text:p>
      <text:p text:style-name="P13"><text:s text:c="20"/>zmq_msg_init_size(&amp;message, sizeof(message_t));</text:p>
      <text:p text:style-name="P13"><text:s text:c="20"/>memcpy(zmq_msg_data(&amp;message), md, sizeof(message_t));</text:p>
      <text:p text:style-name="P13"><text:s text:c="20"/>zmq_msg_send(&amp;message, responsSocket, 0);</text:p>
      <text:p text:style-name="P13"><text:s text:c="20"/>zmq_msg_close(&amp;message);</text:p>
      <text:p text:style-name="P13"><text:s text:c="16"/>}</text:p>
      <text:p text:style-name="P13"><text:s text:c="12"/></text:p>
      <text:p text:style-name="P13"><text:s text:c="12"/>zmq_msg_close(&amp;message);</text:p>
      <text:p text:style-name="P13"><text:s text:c="8"/>}</text:p>
      <text:p text:style-name="P13"><text:s text:c="4"/>}</text:p>
      <text:p text:style-name="P13"/>
      <text:p text:style-name="P13"><text:s text:c="4"/>zmq_close(responsSocket);</text:p>
      <text:p text:style-name="P13"><text:s text:c="4"/>zmq_ctx_destroy(context);</text:p>
      <text:p text:style-name="P13"/>
      <text:p text:style-name="P13"><text:s text:c="4"/>userDBDestroy(&amp;userBase);</text:p>
      <text:p text:style-name="P13"/>
      <text:p text:style-name="P13"><text:s text:c="4"/>return 0;</text:p>
      <text:p text:style-name="P13">}</text:p>
      <text:p text:style-name="P13"/>
      <text:p text:style-name="P15"><text:tab/><text:span text:style-name="T27">client</text:span>.c:</text:p>
      <text:p text:style-name="P13">#include &lt;stdio.h&gt;</text:p>
      <text:p text:style-name="P13">#include &lt;stdlib.h&gt;</text:p>
      <text:p text:style-name="P13">#include &lt;inttypes.h&gt;</text:p>
      <text:p text:style-name="P13">#include &lt;string.h&gt;</text:p>
      <text:p text:style-name="P13">#include &lt;pthread.h&gt;</text:p>
      <text:p text:style-name="P13">#include &lt;time.h&gt;</text:p>
      <text:p text:style-name="P13">#include &lt;errno.h&gt;</text:p>
      <text:p text:style-name="P13"/>
      <text:p text:style-name="P13">#include "zmq.h"</text:p>
      <text:p text:style-name="P13">#include "chat.c"</text:p>
      <text:p text:style-name="P13">#include "message.h"</text:p>
      <text:p text:style-name="P13"/>
      <text:p text:style-name="P13"/>
      <text:p text:style-name="P13">#define ERROR_CREATE_OR_OPEN_FILE 8</text:p>
      <text:p text:style-name="P13"/>
      <text:p text:style-name="P13">FILE * out;</text:p>
      <text:p text:style-name="P13"/>
      <text:p text:style-name="P13"><text:soft-page-break/>void *SendRecv(void *arg)</text:p>
      <text:p text:style-name="P13">{</text:p>
      <text:p text:style-name="P13"><text:s text:c="4"/>message_t *md = (message_t *) arg;</text:p>
      <text:p text:style-name="P13"><text:s text:c="4"/>zmq_msg_t message;</text:p>
      <text:p text:style-name="P13"><text:s text:c="4"/>zmq_msg_init_size(&amp;message, sizeof(message_t));</text:p>
      <text:p text:style-name="P13"><text:s text:c="4"/>memcpy(zmq_msg_data(&amp;message), md, sizeof(message_t));</text:p>
      <text:p text:style-name="P13"><text:s text:c="4"/>zmq_msg_send(&amp;message, md-&gt;requester, 0);</text:p>
      <text:p text:style-name="P13"><text:s text:c="4"/>zmq_msg_close(&amp;message);</text:p>
      <text:p text:style-name="P13"/>
      <text:p text:style-name="P13"><text:s text:c="4"/>zmq_msg_init(&amp;message);</text:p>
      <text:p text:style-name="P13"><text:s text:c="4"/>zmq_msg_recv(&amp;message, md-&gt;requester, 0);</text:p>
      <text:p text:style-name="P13"><text:s text:c="4"/>md = (message_t *) zmq_msg_data(&amp;message);</text:p>
      <text:p text:style-name="P13"><text:s text:c="4"/>printf("%s\n", md-&gt;string);</text:p>
      <text:p text:style-name="P13"><text:s text:c="4"/>zmq_msg_close(&amp;message);</text:p>
      <text:p text:style-name="P13"><text:s text:c="4"/>pthread_exit(NULL);</text:p>
      <text:p text:style-name="P13"><text:s text:c="4"/>return 0;</text:p>
      <text:p text:style-name="P13">}</text:p>
      <text:p text:style-name="P13"/>
      <text:p text:style-name="P13">void Fout(char * src)</text:p>
      <text:p text:style-name="P13">{</text:p>
      <text:p text:style-name="P13"><text:s text:c="4"/>out = fopen(src, "r");</text:p>
      <text:p text:style-name="P13"><text:s text:c="4"/>if(!out)</text:p>
      <text:p text:style-name="P13"><text:s text:c="4"/>{</text:p>
      <text:p text:style-name="P13"><text:s text:c="8"/>perror("can`t open file");</text:p>
      <text:p text:style-name="P13"><text:s text:c="8"/>return;</text:p>
      <text:p text:style-name="P13"><text:s text:c="4"/>}</text:p>
      <text:p text:style-name="P13"/>
      <text:p text:style-name="P13"><text:s text:c="4"/>char c;</text:p>
      <text:p text:style-name="P13"><text:s text:c="4"/>while((c = fgetc(out)) != EOF)</text:p>
      <text:p text:style-name="P13"><text:s text:c="4"/>{</text:p>
      <text:p text:style-name="P13"><text:s text:c="8"/>printf("%c", c);</text:p>
      <text:p text:style-name="P13"><text:s text:c="4"/>}</text:p>
      <text:p text:style-name="P13"/>
      <text:p text:style-name="P13"><text:s text:c="4"/>fclose(out);</text:p>
      <text:p text:style-name="P13">}</text:p>
      <text:p text:style-name="P13"/>
      <text:p text:style-name="P13">void Chat (void * sendSocket, message_t md)</text:p>
      <text:p text:style-name="P13">{</text:p>
      <text:p text:style-name="P13"><text:s text:c="8"/>long int ttime;</text:p>
      <text:p text:style-name="P13"><text:s text:c="8"/>ttime = time(NULL);</text:p>
      <text:p text:style-name="P13"><text:s text:c="8"/>strcpy(md.date_time, ctime(&amp;ttime));</text:p>
      <text:p text:style-name="P13"/>
      <text:p text:style-name="P13"><text:s text:c="8"/>pthread_t th;</text:p>
      <text:p text:style-name="P13"><text:s text:c="8"/>md.requester = sendSocket;</text:p>
      <text:p text:style-name="P13"><text:s text:c="8"/>pthread_create(&amp;th, NULL, SendRecv, &amp;md);</text:p>
      <text:p text:style-name="P13"><text:s text:c="8"/>pthread_detach(th);</text:p>
      <text:p text:style-name="P13"/>
      <text:p text:style-name="P13"><text:s text:c="8"/>fprintf(out, "%d\t%s\t%s\n", md.user_id, md.string, md.date_time);</text:p>
      <text:p text:style-name="P13"><text:s text:c="4"/></text:p>
      <text:p text:style-name="P13"><text:s text:c="4"/></text:p>
      <text:p text:style-name="P13">}</text:p>
      <text:p text:style-name="P13"/>
      <text:p text:style-name="P13">int main(int argc, char **argv)</text:p>
      <text:p text:style-name="P13"><text:soft-page-break/>{</text:p>
      <text:p text:style-name="P13"><text:s text:c="4"/>void *context = zmq_ctx_new();</text:p>
      <text:p text:style-name="P13"/>
      <text:p text:style-name="P13"><text:s text:c="4"/>int client_ID;</text:p>
      <text:p text:style-name="P13"><text:s text:c="4"/>int action;</text:p>
      <text:p text:style-name="P13"><text:s text:c="4"/></text:p>
      <text:p text:style-name="P13"><text:s text:c="4"/>printf("Enter client's id: ");</text:p>
      <text:p text:style-name="P13"><text:s text:c="4"/>scanf("%d", &amp;client_ID);</text:p>
      <text:p text:style-name="P13"/>
      <text:p text:style-name="P13"><text:s text:c="4"/>void *sendSocket = zmq_socket(context, ZMQ_REQ);</text:p>
      <text:p text:style-name="P13"><text:s text:c="4"/>zmq_connect(sendSocket, "tcp://localhost:5555");</text:p>
      <text:p text:style-name="P13"/>
      <text:p text:style-name="P13"><text:s text:c="4"/>do</text:p>
      <text:p text:style-name="P13"><text:s text:c="4"/>{</text:p>
      <text:p text:style-name="P13"><text:s text:c="8"/>printf("Choose the action: ");</text:p>
      <text:p text:style-name="P13"><text:s text:c="8"/>scanf("%d", &amp;action);</text:p>
      <text:p text:style-name="P13"><text:s text:c="8"/></text:p>
      <text:p text:style-name="P13"><text:s text:c="8"/>message_t md;</text:p>
      <text:p text:style-name="P13"><text:s text:c="8"/></text:p>
      <text:p text:style-name="P13"><text:s text:c="8"/>md.user_id = client_ID;</text:p>
      <text:p text:style-name="P13"><text:s text:c="8"/></text:p>
      <text:p text:style-name="P13"><text:s text:c="12"/>int receiver;</text:p>
      <text:p text:style-name="P13"><text:s text:c="12"/>printf("Enter receiver id: ");</text:p>
      <text:p text:style-name="P13"><text:s text:c="12"/>scanf("%d", &amp;receiver);</text:p>
      <text:p text:style-name="P13"><text:s text:c="12"/>md.rcv_id = receiver;</text:p>
      <text:p text:style-name="P13"><text:s text:c="12"/></text:p>
      <text:p text:style-name="P13"><text:s text:c="12"/>char source[MAX_STRING];</text:p>
      <text:p text:style-name="P13"><text:s text:c="12"/>snprintf(source, sizeof(source), "%s%d_%d%s", "messageDB/chat", client_ID, receiver, ".db");</text:p>
      <text:p text:style-name="P13"/>
      <text:p text:style-name="P13"><text:s text:c="12"/>out = fopen(source, "r");</text:p>
      <text:p text:style-name="P13"><text:s text:c="12"/>if(!out)</text:p>
      <text:p text:style-name="P13"><text:s text:c="12"/>{</text:p>
      <text:p text:style-name="P13"><text:s text:c="16"/>char source_check[MAX_STRING];</text:p>
      <text:p text:style-name="P13"><text:s text:c="16"/>snprintf(source_check, sizeof(source_check), "%s%d_%d%s", "messageDB/chat", receiver, client_ID, ".db");</text:p>
      <text:p text:style-name="P13"/>
      <text:p text:style-name="P13"><text:s text:c="16"/>out = fopen(source_check, "r");</text:p>
      <text:p text:style-name="P13"/>
      <text:p text:style-name="P13"><text:s text:c="16"/>if(out)</text:p>
      <text:p text:style-name="P13"><text:s text:c="16"/>{</text:p>
      <text:p text:style-name="P13"><text:s text:c="20"/>Fout(source_check);</text:p>
      <text:p text:style-name="P13"><text:s text:c="16"/>}</text:p>
      <text:p text:style-name="P13"><text:s text:c="16"/>out = fopen(source_check, "a");</text:p>
      <text:p text:style-name="P13"><text:s text:c="16"/>if(!out)</text:p>
      <text:p text:style-name="P13"><text:s text:c="16"/>{</text:p>
      <text:p text:style-name="P13"><text:s text:c="20"/>printf("can`t open file");</text:p>
      <text:p text:style-name="P13"><text:s text:c="20"/>return ERROR_CREATE_OR_OPEN_FILE;</text:p>
      <text:p text:style-name="P13"><text:s text:c="16"/>}</text:p>
      <text:p text:style-name="P13"><text:s text:c="12"/>}</text:p>
      <text:p text:style-name="P13"><text:s text:c="12"/>else</text:p>
      <text:p text:style-name="P13"><text:s text:c="12"/>{</text:p>
      <text:p text:style-name="P13"><text:s text:c="16"/>Fout(source );</text:p>
      <text:p text:style-name="P13"><text:s text:c="16"/>out = fopen(source, "a");</text:p>
      <text:p text:style-name="P13"><text:soft-page-break/><text:s text:c="16"/>if(!out)</text:p>
      <text:p text:style-name="P13"><text:s text:c="16"/>{</text:p>
      <text:p text:style-name="P13"><text:s text:c="20"/>printf("can`t open file");</text:p>
      <text:p text:style-name="P13"><text:s text:c="20"/>return ERROR_CREATE_OR_OPEN_FILE;</text:p>
      <text:p text:style-name="P13"><text:s text:c="16"/>}</text:p>
      <text:p text:style-name="P13"><text:s text:c="12"/>}</text:p>
      <text:p text:style-name="P13"><text:s text:c="4"/></text:p>
      <text:p text:style-name="P13"><text:s text:c="16"/>printf("(%d)&gt;\t", md.rcv_id);</text:p>
      <text:p text:style-name="P13"/>
      <text:p text:style-name="P13"><text:s text:c="16"/>char msg[MAX_STRING];</text:p>
      <text:p text:style-name="P13"><text:s text:c="16"/>scanf("%s", &amp;msg);</text:p>
      <text:p text:style-name="P13"><text:s text:c="16"/>strcpy(md.string, msg);</text:p>
      <text:p text:style-name="P13"><text:s text:c="16"/></text:p>
      <text:p text:style-name="P13"><text:s text:c="16"/>Chat(sendSocket, md);</text:p>
      <text:p text:style-name="P13"/>
      <text:p text:style-name="P13"><text:s text:c="16"/>if(out)</text:p>
      <text:p text:style-name="P13"><text:s text:c="20"/>fclose(out);</text:p>
      <text:p text:style-name="P13"><text:s text:c="12"/></text:p>
      <text:p text:style-name="P13"/>
      <text:p text:style-name="P13"><text:s text:c="4"/>} while (action != 2);</text:p>
      <text:p text:style-name="P13"><text:s text:c="4"/></text:p>
      <text:p text:style-name="P13"><text:s text:c="4"/>if(out)</text:p>
      <text:p text:style-name="P13"><text:s text:c="8"/>fclose(out);</text:p>
      <text:p text:style-name="P13"/>
      <text:p text:style-name="P13"><text:s text:c="4"/>zmq_close(sendSocket);</text:p>
      <text:p text:style-name="P13"><text:s text:c="4"/>zmq_ctx_destroy(context);</text:p>
      <text:p text:style-name="P13"/>
      <text:p text:style-name="P13"><text:s text:c="4"/>return 0;</text:p>
      <text:p text:style-name="P13">}</text:p>
      <text:p text:style-name="P16"/>
      <text:p text:style-name="Standard"><text:span text:style-name="T15"><text:tab/></text:span><text:span text:style-name="T17">chat.c</text:span><text:span text:style-name="T16">:</text:span></text:p>
      <text:p text:style-name="P50">#include &lt;stdio.h&gt;</text:p>
      <text:p text:style-name="P50">#include &lt;stdlib.h&gt;</text:p>
      <text:p text:style-name="P50">#include &lt;stdint.h&gt;</text:p>
      <text:p text:style-name="P50">#include &lt;inttypes.h&gt;</text:p>
      <text:p text:style-name="P50">#include &lt;string.h&gt;</text:p>
      <text:p text:style-name="P50"/>
      <text:p text:style-name="P50">#include "message.h"</text:p>
      <text:p text:style-name="P50"/>
      <text:p text:style-name="P50">#define NOT_MEMORY -3</text:p>
      <text:p text:style-name="P50">#define NOT_CLIENT -2</text:p>
      <text:p text:style-name="P50">#define RECEIVER_NOT_CLIENT -1</text:p>
      <text:p text:style-name="P50">#define SUCCESS 0</text:p>
      <text:p text:style-name="P50"/>
      <text:p text:style-name="P50">typedef struct /*структура пользователя*/</text:p>
      <text:p text:style-name="P50">{</text:p>
      <text:p text:style-name="P50"><text:s text:c="4"/>int id;</text:p>
      <text:p text:style-name="P50"><text:s text:c="4"/>char * tmp_msg[MAX_STRING];</text:p>
      <text:p text:style-name="P50"><text:s text:c="4"/>char passwd[MAX_STRING];</text:p>
      <text:p text:style-name="P50"><text:s text:c="4"/>char username[MAX_STRING];</text:p>
      <text:p text:style-name="P50">} *user_t;</text:p>
      <text:p text:style-name="P50"/>
      <text:p text:style-name="P50">typedef struct /*база данных пользователей*/</text:p>
      <text:p text:style-name="P50">{</text:p>
      <text:p text:style-name="P50"><text:s text:c="4"/>user_t clients;</text:p>
      <text:p text:style-name="P50"><text:s text:c="4"/>uint32_t size;</text:p>
      <text:p text:style-name="P50"><text:s text:c="4"/>uint32_t freespace;</text:p>
      <text:p text:style-name="P50">} *userDB;</text:p>
      <text:p text:style-name="P50"/>
      <text:p text:style-name="P50">userDB userDBCreate(void) //создание базы данных</text:p>
      <text:p text:style-name="P50">{</text:p>
      <text:p text:style-name="P50"><text:soft-page-break/><text:s text:c="4"/>userDB uDB = (userDB) malloc(sizeof(*uDB));</text:p>
      <text:p text:style-name="P50"><text:s text:c="4"/>if (!uDB) {</text:p>
      <text:p text:style-name="P50"><text:s text:c="8"/>fprintf(stderr, "ERROR: no memory\n");</text:p>
      <text:p text:style-name="P50"><text:s text:c="8"/>exit(NOT_MEMORY);</text:p>
      <text:p text:style-name="P50"><text:s text:c="4"/>}</text:p>
      <text:p text:style-name="P50"><text:s text:c="4"/>uDB-&gt;clients = (user_t) malloc(sizeof(*(uDB-&gt;clients)));</text:p>
      <text:p text:style-name="P50"><text:s text:c="4"/>uDB-&gt;size = 0;</text:p>
      <text:p text:style-name="P50"><text:s text:c="4"/>uDB-&gt;freespace = 1;</text:p>
      <text:p text:style-name="P50"><text:s text:c="4"/>return uDB;</text:p>
      <text:p text:style-name="P50">}</text:p>
      <text:p text:style-name="P50"/>
      <text:p text:style-name="P50">void DBResize(userDB uDB) //изменение размера бд</text:p>
      <text:p text:style-name="P50">{</text:p>
      <text:p text:style-name="P50"><text:s text:c="4"/>uDB-&gt;clients = realloc(uDB-&gt;clients, 2 * uDB-&gt;size * sizeof(*(uDB-&gt;clients)));</text:p>
      <text:p text:style-name="P50"><text:s text:c="4"/>if (!uDB-&gt;clients) {</text:p>
      <text:p text:style-name="P50"><text:s text:c="8"/>fprintf(stderr, "ERROR: no memory\n");</text:p>
      <text:p text:style-name="P50"><text:s text:c="8"/>exit(NOT_MEMORY);</text:p>
      <text:p text:style-name="P50"><text:s text:c="4"/>}</text:p>
      <text:p text:style-name="P50"><text:s text:c="4"/>uDB-&gt;freespace = uDB-&gt;size;</text:p>
      <text:p text:style-name="P50">}</text:p>
      <text:p text:style-name="P50"/>
      <text:p text:style-name="P50">void userAdd(userDB uDB, int id) //добавление пользователя</text:p>
      <text:p text:style-name="P50">{</text:p>
      <text:p text:style-name="P50"><text:s text:c="4"/>if (!uDB-&gt;freespace) {</text:p>
      <text:p text:style-name="P50"><text:s text:c="8"/>DBResize(uDB);</text:p>
      <text:p text:style-name="P50"><text:s text:c="4"/>}</text:p>
      <text:p text:style-name="P50"/>
      <text:p text:style-name="P50"><text:s text:c="4"/>uDB-&gt;clients[uDB-&gt;size].id = id;</text:p>
      <text:p text:style-name="P50"><text:s text:c="4"/>uDB-&gt;size++;</text:p>
      <text:p text:style-name="P50"><text:s text:c="4"/>uDB-&gt;freespace--;</text:p>
      <text:p text:style-name="P50">}</text:p>
      <text:p text:style-name="P50"/>
      <text:p text:style-name="P50">void userDBPrint(userDB uDB) //вывод базы данных</text:p>
      <text:p text:style-name="P50">{</text:p>
      <text:p text:style-name="P50"><text:s text:c="4"/>if (uDB) {</text:p>
      <text:p text:style-name="P50"><text:s text:c="8"/>for (uint32_t i = 0; i &lt; uDB-&gt;size; ++i) {</text:p>
      <text:p text:style-name="P50"><text:s text:c="12"/>printf("ID: %d\t", uDB-&gt;clients[i].id);</text:p>
      <text:p text:style-name="P50"><text:s text:c="8"/>}</text:p>
      <text:p text:style-name="P50"><text:s text:c="4"/>}</text:p>
      <text:p text:style-name="P50">}</text:p>
      <text:p text:style-name="P50"/>
      <text:p text:style-name="P50">user_t userFind(userDB uDB, int clientint) //поиск пользователя</text:p>
      <text:p text:style-name="P50">{</text:p>
      <text:p text:style-name="P50"><text:s text:c="4"/>if (uDB) {</text:p>
      <text:p text:style-name="P50"><text:s text:c="8"/>for (uint32_t i = 0; i &lt; uDB-&gt;size; ++i) {</text:p>
      <text:p text:style-name="P50"><text:s text:c="12"/>if (uDB-&gt;clients[i].id == clientint) {</text:p>
      <text:p text:style-name="P50"><text:s text:c="16"/>return &amp;(uDB-&gt;clients[i]);</text:p>
      <text:p text:style-name="P50"><text:s text:c="12"/>}</text:p>
      <text:p text:style-name="P50"><text:s text:c="8"/>}</text:p>
      <text:p text:style-name="P50"><text:s text:c="4"/>}</text:p>
      <text:p text:style-name="P50"><text:s text:c="4"/>return NULL;</text:p>
      <text:p text:style-name="P50">}</text:p>
      <text:p text:style-name="P50"/>
      <text:p text:style-name="P50">void userDBDestroy(userDB *uDB) //удаление бд</text:p>
      <text:p text:style-name="P50">{</text:p>
      <text:p text:style-name="P50"><text:s text:c="4"/>free((*uDB)-&gt;clients);</text:p>
      <text:p text:style-name="P50"><text:s text:c="4"/>(*uDB)-&gt;clients = NULL;</text:p>
      <text:p text:style-name="P50"><text:s text:c="4"/>free(*uDB);</text:p>
      <text:p text:style-name="P50"><text:s text:c="4"/>*uDB = NULL;</text:p>
      <text:p text:style-name="P50">}</text:p>
      <text:p text:style-name="P50"/>
      <text:p text:style-name="P50">int MessageSend(int Sender, int Receiver, userDB uDB) //проверка наличия юзеров</text:p>
      <text:p text:style-name="P50">{</text:p>
      <text:p text:style-name="P50"><text:s text:c="4"/>user_t uSender = userFind(uDB, Sender);</text:p>
      <text:p text:style-name="P50"><text:s text:c="4"/>if (!uSender) {</text:p>
      <text:p text:style-name="P50"><text:s text:c="8"/>userAdd(uDB, Sender);</text:p>
      <text:p text:style-name="P50"><text:s text:c="4"/>}</text:p>
      <text:p text:style-name="P50"><text:s text:c="4"/>user_t uReceiver = userFind(uDB, Receiver);</text:p>
      <text:p text:style-name="P50"><text:s text:c="4"/>if (!uReceiver) {</text:p>
      <text:p text:style-name="P50"><text:s text:c="8"/>return RECEIVER_NOT_CLIENT;</text:p>
      <text:p text:style-name="P50"><text:soft-page-break/><text:s text:c="4"/>}</text:p>
      <text:p text:style-name="P50"><text:s text:c="4"/>return 0;</text:p>
      <text:p text:style-name="P50">}</text:p>
      <text:p text:style-name="P50"><text:line-break/><text:span text:style-name="T28">message.h:</text:span></text:p>
      <text:p text:style-name="P50"><text:span text:style-name="T28"/></text:p>
      <text:p text:style-name="P51"><text:span text:style-name="T27">#define _MESSAGE_H_</text:span></text:p>
      <text:p text:style-name="P51"/>
      <text:p text:style-name="P51"><text:span text:style-name="T27">#include &lt;sys/types.h&gt;</text:span></text:p>
      <text:p text:style-name="P51"><text:span text:style-name="T27">#include &lt;sys/ipc.h&gt;</text:span></text:p>
      <text:p text:style-name="P51"><text:span text:style-name="T27">#include &lt;sys/msg.h&gt;</text:span></text:p>
      <text:p text:style-name="P51"><text:span text:style-name="T27">#include &lt;time.h&gt;</text:span></text:p>
      <text:p text:style-name="P51"><text:span text:style-name="T27"><text:s text:c="26"/></text:span></text:p>
      <text:p text:style-name="P51"><text:span text:style-name="T27">#define MAX_STRING 256 <text:s text:c="3"/>/* максимальная длина строки */</text:span></text:p>
      <text:p text:style-name="P51"/>
      <text:p text:style-name="P51"><text:span text:style-name="T27">typedef struct <text:s text:c="11"/>/* структура сообщения */</text:span></text:p>
      <text:p text:style-name="P51"><text:span text:style-name="T27">{</text:span></text:p>
      <text:p text:style-name="P51"><text:span text:style-name="T27"><text:s text:c="4"/>int user_id;</text:span></text:p>
      <text:p text:style-name="P51"><text:span text:style-name="T27"><text:s text:c="4"/>int rcv_id;</text:span></text:p>
      <text:p text:style-name="P51"><text:span text:style-name="T27"><text:s text:c="4"/>char date_time[MAX_STRING];</text:span></text:p>
      <text:p text:style-name="P51"><text:span text:style-name="T27"><text:s text:c="4"/>char string[MAX_STRING];</text:span></text:p>
      <text:p text:style-name="P51"><text:span text:style-name="T27"><text:s text:c="4"/>void *requester;</text:span></text:p>
      <text:p text:style-name="P51"><text:span text:style-name="T27"><text:s text:c="4"/>char action[MAX_STRING];</text:span></text:p>
      <text:p text:style-name="P51"><text:span text:style-name="T27">} message_t;</text:span></text:p>
      <text:p text:style-name="P51"/>
      <text:p text:style-name="P51"><text:span text:style-name="T27">#endif</text:span></text:p>
      <text:p text:style-name="P50"/>
      <text:p text:style-name="P59"/>
      <text:h text:style-name="Heading_20_1" text:outline-level="1"><text:bookmark-start text:name="_Toc513645717"/><text:bookmark-start text:name="__RefHeading___Toc1569_2444884689"/>Входные данные<text:bookmark-end text:name="_Toc513645717"/><text:bookmark-end text:name="__RefHeading___Toc1569_2444884689"/></text:h>
      <text:p text:style-name="P19"><text:span text:style-name="T22">В</text:span><text:span text:style-name="T23">ходные данные задяются п</text:span><text:span text:style-name="T24">ользователем при запуске приложения клиента.</text:span></text:p>
      <text:p text:style-name="P19"><text:span text:style-name="T24"/></text:p>
      <text:p text:style-name="P19"><text:span text:style-name="T24"/></text:p>
      <text:h text:style-name="P37" text:outline-level="1"><text:bookmark-start text:name="__RefHeading___Toc1571_2444884689"/>Выходные данные<text:bookmark-end text:name="__RefHeading___Toc1571_2444884689"/></text:h>
      <text:p text:style-name="P17">Вывод программы зависит от введенных данных <text:span text:style-name="T27">и отправленных сообщений. Сообщения архивируются в файлы для последующих взаимодействий и вывода истории сообщений при повторном запуске клиента.</text:span></text:p>
      <text:h text:style-name="P39" text:outline-level="1"><text:bookmark-start text:name="_Toc513645719"/><text:bookmark-start text:name="__RefHeading___Toc1573_2444884689"/>Распечатка протокола<text:bookmark-end text:name="_Toc513645719"/><text:bookmark-end text:name="__RefHeading___Toc1573_2444884689"/></text:h>
      <text:p text:style-name="P18"/>
      <text:p text:style-name="P52">./server <text:s text:c="4"/></text:p>
      <text:p text:style-name="P53">Send message from account id: <text:span text:style-name="T27">1</text:span> to account id: <text:span text:style-name="T27">2</text:span></text:p>
      <text:p text:style-name="P53">Send message from account id: <text:span text:style-name="T27">2</text:span> to account id: <text:span text:style-name="T27">1</text:span></text:p>
      <text:p text:style-name="P53">Send message from account id: <text:span text:style-name="T27">1</text:span> to account id: <text:span text:style-name="T27">2</text:span></text:p>
      <text:p text:style-name="P53">Send message from account id: <text:span text:style-name="T27">2 </text:span>to account id: <text:span text:style-name="T27">1</text:span></text:p>
      <text:p text:style-name="P53">Send message from account id: <text:span text:style-name="T27">2</text:span> to account id: <text:span text:style-name="T27">1</text:span></text:p>
      <text:p text:style-name="P53">Send message from account id: <text:span text:style-name="T27">3</text:span> to account id: <text:span text:style-name="T27">1</text:span></text:p>
      <text:p text:style-name="P53">Send message from account id: <text:span text:style-name="T27">1</text:span> to account id: <text:span text:style-name="T27">3</text:span></text:p>
      <text:p text:style-name="P53">Send message from account id: <text:span text:style-name="T27">3</text:span> to account id: <text:span text:style-name="T27">1</text:span></text:p>
      <text:p text:style-name="P53">Send message from account id: <text:span text:style-name="T27">1</text:span> to account id: <text:span text:style-name="T27">3</text:span></text:p>
      <text:p text:style-name="P53">Send message from account id: <text:span text:style-name="T27">3</text:span> to account id: <text:span text:style-name="T27">1</text:span></text:p>
      <text:p text:style-name="P52"/>
      <text:p text:style-name="P52">./client </text:p>
      <text:p text:style-name="P52">Enter client's id: 1</text:p>
      <text:p text:style-name="P52">Choose the action: 1</text:p>
      <text:p text:style-name="P52">Enter receiver id: 2</text:p>
      <text:p text:style-name="P52">(2)&gt;<text:tab/>hey</text:p>
      <text:p text:style-name="P52">Choose the action: </text:p>
      <text:p text:style-name="P52">1</text:p>
      <text:p text:style-name="P52">Enter receiver id: 2</text:p>
      <text:p text:style-name="P52">1<text:tab/>hey<text:tab/>Mon Apr 29 12:42:08 2019</text:p>
      <text:p text:style-name="P52"/>
      <text:p text:style-name="P52">2<text:tab/>hello<text:tab/>Mon Apr 29 12:42:19 2019</text:p>
      <text:p text:style-name="P52"/>
      <text:p text:style-name="P52">(2)&gt;<text:tab/>howru</text:p>
      <text:p text:style-name="P52">Choose the action: </text:p>
      <text:p text:style-name="P52">1</text:p>
      <text:p text:style-name="P52">Enter receiver id: 2</text:p>
      <text:p text:style-name="P52">1<text:tab/>hey<text:tab/>Mon Apr 29 12:42:08 2019</text:p>
      <text:p text:style-name="P52"/>
      <text:p text:style-name="P52">2<text:tab/>hello<text:tab/>Mon Apr 29 12:42:19 2019</text:p>
      <text:p text:style-name="P52"/>
      <text:p text:style-name="P52">1<text:tab/>howru<text:tab/>Mon Apr 29 12:42:40 2019</text:p>
      <text:p text:style-name="P52"/>
      <text:p text:style-name="P52">2<text:tab/>fine,tnx<text:tab/>Mon Apr 29 12:42:52 2019</text:p>
      <text:p text:style-name="P52"/>
      <text:p text:style-name="P52">2<text:tab/>&amp;u<text:tab/>Mon Apr 29 12:42:59 2019</text:p>
      <text:p text:style-name="P52"/>
      <text:p text:style-name="P52">(2)&gt;<text:tab/>fine</text:p>
      <text:p text:style-name="P52">Choose the action: </text:p>
      <text:p text:style-name="P52">1</text:p>
      <text:p text:style-name="P52">Enter receiver id: 3</text:p>
      <text:p text:style-name="P52">3<text:tab/>hey<text:tab/>Mon Apr 29 12:43:24 2019</text:p>
      <text:p text:style-name="P52"/>
      <text:p text:style-name="P52">(3)&gt;<text:tab/>hey,yo</text:p>
      <text:p text:style-name="P52"/>
      <text:p text:style-name="P52">Choose the action: 1</text:p>
      <text:p text:style-name="P52">Enter receiver id: 3</text:p>
      <text:p text:style-name="P52">3<text:tab/>hey<text:tab/>Mon Apr 29 12:43:24 2019</text:p>
      <text:p text:style-name="P52"/>
      <text:p text:style-name="P52"><text:soft-page-break/>1<text:tab/>hey,yo<text:tab/>Mon Apr 29 12:43:36 2019</text:p>
      <text:p text:style-name="P52"/>
      <text:p text:style-name="P52">3<text:tab/>wannagoout2night<text:tab/>Mon Apr 29 12:43:52 2019</text:p>
      <text:p text:style-name="P52"/>
      <text:p text:style-name="P52">(3)&gt;<text:tab/>yeah,seeuat9</text:p>
      <text:p text:style-name="P52">Choose the action: </text:p>
      <text:p text:style-name="P52">1</text:p>
      <text:p text:style-name="P52">Enter receiver id: 3</text:p>
      <text:p text:style-name="P52">3<text:tab/>hey<text:tab/>Mon Apr 29 12:43:24 2019</text:p>
      <text:p text:style-name="P52"/>
      <text:p text:style-name="P52">1<text:tab/>hey,yo<text:tab/>Mon Apr 29 12:43:36 2019</text:p>
      <text:p text:style-name="P52"/>
      <text:p text:style-name="P52">3<text:tab/>wannagoout2night<text:tab/>Mon Apr 29 12:43:52 2019</text:p>
      <text:p text:style-name="P52"/>
      <text:p text:style-name="P52">1<text:tab/>yeah,seeuat9<text:tab/>Mon Apr 29 12:44:21 2019</text:p>
      <text:p text:style-name="P52"/>
      <text:p text:style-name="P52">3<text:tab/>OK<text:tab/>Mon Apr 29 12:44:32 2019</text:p>
      <text:p text:style-name="P52"/>
      <text:p text:style-name="P52">(3)&gt;<text:tab/>suretng</text:p>
      <text:p text:style-name="P52"/>
      <text:p text:style-name="P52">./client </text:p>
      <text:p text:style-name="P52">Enter client's id: 2</text:p>
      <text:p text:style-name="P52">Choose the action: 1</text:p>
      <text:p text:style-name="P52">Enter receiver id: 1</text:p>
      <text:p text:style-name="P52">1<text:tab/>hey<text:tab/>Mon Apr 29 12:42:08 2019</text:p>
      <text:p text:style-name="P52"/>
      <text:p text:style-name="P52">(1)&gt;<text:tab/>hello</text:p>
      <text:p text:style-name="P52"/>
      <text:p text:style-name="P52">Choose the action: 1</text:p>
      <text:p text:style-name="P52">Enter receiver id: 1</text:p>
      <text:p text:style-name="P52">1<text:tab/>hey<text:tab/>Mon Apr 29 12:42:08 2019</text:p>
      <text:p text:style-name="P52"/>
      <text:p text:style-name="P52">2<text:tab/>hello<text:tab/>Mon Apr 29 12:42:19 2019</text:p>
      <text:p text:style-name="P52"/>
      <text:p text:style-name="P52">1<text:tab/>howru<text:tab/>Mon Apr 29 12:42:40 2019</text:p>
      <text:p text:style-name="P52"/>
      <text:p text:style-name="P52">(1)&gt;<text:tab/>fine,tnx</text:p>
      <text:p text:style-name="P52">Choose the action: </text:p>
      <text:p text:style-name="P52">1</text:p>
      <text:p text:style-name="P52">Enter receiver id: 1</text:p>
      <text:p text:style-name="P52">1<text:tab/>hey<text:tab/>Mon Apr 29 12:42:08 2019</text:p>
      <text:p text:style-name="P52"/>
      <text:p text:style-name="P52">2<text:tab/>hello<text:tab/>Mon Apr 29 12:42:19 2019</text:p>
      <text:p text:style-name="P52"/>
      <text:p text:style-name="P52">1<text:tab/>howru<text:tab/>Mon Apr 29 12:42:40 2019</text:p>
      <text:p text:style-name="P52"/>
      <text:p text:style-name="P52">2<text:tab/>fine,tnx<text:tab/>Mon Apr 29 12:42:52 2019</text:p>
      <text:p text:style-name="P52"/>
      <text:p text:style-name="P52">./client </text:p>
      <text:p text:style-name="P52">Enter client's id: 3</text:p>
      <text:p text:style-name="P52">Choose the action: 1</text:p>
      <text:p text:style-name="P52">Enter receiver id: 1</text:p>
      <text:p text:style-name="P52">(1)&gt;<text:tab/>hey</text:p>
      <text:p text:style-name="P52"><text:soft-page-break/>Choose the action: </text:p>
      <text:p text:style-name="P52">1</text:p>
      <text:p text:style-name="P52">Enter receiver id: 1</text:p>
      <text:p text:style-name="P52">3<text:tab/>hey<text:tab/>Mon Apr 29 12:43:24 2019</text:p>
      <text:p text:style-name="P52"/>
      <text:p text:style-name="P52">1<text:tab/>hey,yo<text:tab/>Mon Apr 29 12:43:36 2019</text:p>
      <text:p text:style-name="P52"/>
      <text:p text:style-name="P52">(1)&gt;<text:tab/>wannagoout2night</text:p>
      <text:p text:style-name="P52">Choose the action: </text:p>
      <text:p text:style-name="P52">1</text:p>
      <text:p text:style-name="P52">Enter receiver id: 1</text:p>
      <text:p text:style-name="P52">3<text:tab/>hey<text:tab/>Mon Apr 29 12:43:24 2019</text:p>
      <text:p text:style-name="P52"/>
      <text:p text:style-name="P52">1<text:tab/>hey,yo<text:tab/>Mon Apr 29 12:43:36 2019</text:p>
      <text:p text:style-name="P52"/>
      <text:p text:style-name="P52">3<text:tab/>wannagoout2night<text:tab/>Mon Apr 29 12:43:52 2019</text:p>
      <text:p text:style-name="P52"/>
      <text:p text:style-name="P52">1<text:tab/>yeah,seeuat9<text:tab/>Mon Apr 29 12:44:21 2019</text:p>
      <text:p text:style-name="P52"/>
      <text:p text:style-name="P52">(1)&gt;<text:tab/>OK</text:p>
      <text:p text:style-name="P52"/>
      <text:p text:style-name="P52">Choose the action: 1</text:p>
      <text:p text:style-name="P52">Enter receiver id: 1</text:p>
      <text:p text:style-name="P52">3<text:tab/>hey<text:tab/>Mon Apr 29 12:43:24 2019</text:p>
      <text:p text:style-name="P52"/>
      <text:p text:style-name="P52">1<text:tab/>hey,yo<text:tab/>Mon Apr 29 12:43:36 2019</text:p>
      <text:p text:style-name="P52"/>
      <text:p text:style-name="P52">3<text:tab/>wannagoout2night<text:tab/>Mon Apr 29 12:43:52 2019</text:p>
      <text:p text:style-name="P52"/>
      <text:p text:style-name="P52">1<text:tab/>yeah,seeuat9<text:tab/>Mon Apr 29 12:44:21 2019</text:p>
      <text:p text:style-name="P52"/>
      <text:p text:style-name="P52">3<text:tab/>OK<text:tab/>Mon Apr 29 12:44:32 2019</text:p>
      <text:p text:style-name="P52"/>
      <text:p text:style-name="P52">1<text:tab/>suretng<text:tab/>Mon Apr 29 12:44:47 2019</text:p>
      <text:p text:style-name="P52"/>
      <text:p text:style-name="P52"/>
      <text:p text:style-name="P13"/>
      <text:p text:style-name="P30"/>
      <text:h text:style-name="P39" text:outline-level="1"><text:bookmark-start text:name="_Toc513645720"/><text:bookmark-start text:name="__RefHeading___Toc1575_2444884689"/>Журнал<text:span text:style-name="T2"> </text:span>отладки<text:bookmark-end text:name="_Toc513645720"/><text:bookmark-end text:name="__RefHeading___Toc1575_2444884689"/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 table:style-name="Таблица6.1">
          <table:table-cell table:style-name="Таблица6.A1" office:value-type="string">
            <text:p text:style-name="P20">Дата</text:p>
          </table:table-cell>
          <table:table-cell table:style-name="Таблица6.A1" office:value-type="string">
            <text:p text:style-name="P20">Время</text:p>
          </table:table-cell>
          <table:table-cell table:style-name="Таблица6.A1" office:value-type="string">
            <text:p text:style-name="P21">Описание ошибки</text:p>
          </table:table-cell>
          <table:table-cell table:style-name="Таблица6.A1" office:value-type="string">
            <text:p text:style-name="P20">Решение</text:p>
          </table:table-cell>
        </table:table-row>
        <table:table-row table:style-name="Таблица6.1">
          <table:table-cell table:style-name="Таблица6.A2" office:value-type="string">
            <text:p text:style-name="P56">27.04.19</text:p>
          </table:table-cell>
          <table:table-cell table:style-name="Таблица6.A2" office:value-type="string">
            <text:p text:style-name="P26"><text:span text:style-name="T18">10:</text:span><text:span text:style-name="T19">29</text:span></text:p>
          </table:table-cell>
          <table:table-cell table:style-name="Таблица6.A2" office:value-type="string">
            <text:p text:style-name="P26"><text:span text:style-name="T18">Некорректн</text:span><text:span text:style-name="T20">ая обработка сравнения строк</text:span></text:p>
          </table:table-cell>
          <table:table-cell table:style-name="Таблица6.A2" office:value-type="string">
            <text:p text:style-name="P27">Подключить &lt;string.h&gt;</text:p>
          </table:table-cell>
        </table:table-row>
      </table:table>
      <text:p text:style-name="Standard"/>
      <text:p text:style-name="Standard"/>
      <text:h text:style-name="Heading_20_1" text:outline-level="1"><text:bookmark-start text:name="_Toc513645721"/><text:bookmark-start text:name="__RefHeading___Toc1577_2444884689"/>Заключение<text:bookmark-end text:name="_Toc513645721"/><text:bookmark-end text:name="__RefHeading___Toc1577_2444884689"/></text:h>
      <text:p text:style-name="P65">Работа с клиентами мгновенных сообщений — это интересное занятие, кооторое позволяет развить свои навыки работы с библиотекой zmq и технологией сокетов.</text:p>
      <text:p text:style-name="P65">Знания и навыки, полученные в процессе выполнения курсового проекта и лабораторных работ пригодятся мне в будущий проектах, еси я однажды решу создать свой мессенджер — достойный аналог telegram.</text:p>
      <text:p text:style-name="Standard"><text:s/></text:p>
      <text:h text:style-name="Heading_20_1" text:outline-level="1"><text:bookmark-start text:name="_Toc513645722"/><text:bookmark-start text:name="__RefHeading___Toc1579_2444884689"/>Список литературы<text:bookmark-end text:name="_Toc513645722"/><text:bookmark-end text:name="__RefHeading___Toc1579_2444884689"/></text:h>
      <text:p text:style-name="Standard"/>
      <text:list xml:id="list2405470751" text:style-name="WWNum5">
        <text:list-item>
          <text:p text:style-name="P61"><text:span text:style-name="T27">Документация ZeroMQ [Электроннный ресурс]. - </text:span></text:p>
          <text:p text:style-name="P61"><text:span text:style-name="Internet_20_link">http://zeromq.org/</text:span></text:p>
        </text:list-item>
        <text:list-item>
          <text:p text:style-name="P61"><text:span text:style-name="T27"><text:s/></text:span>Агрегатор гиковских статей [Электронный ресурс]. –</text:p>
        </text:list-item>
      </text:list>
      <text:p text:style-name="List_20_Paragraph"><text:a xlink:type="simple" xlink:href="https://habr.com/post/117050/" text:style-name="ListLabel_20_13" text:visited-style-name="ListLabel_20_13"><text:span text:style-name="Internet_20_link">https://habr.com/post/117050</text:span></text:a><text:span text:style-name="Internet_20_link">/</text:span></text:p>
      <text:list xml:id="list150435698133878" text:continue-numbering="true" text:style-name="WWNum5">
        <text:list-item>
          <text:p text:style-name="P63">Электронная энциклопедия [<text:span text:style-name="T2">Электронный ресурс</text:span>]. –</text:p>
        </text:list-item>
      </text:list>
      <text:p text:style-name="List_20_Paragraph"><text:a xlink:type="simple" xlink:href="https://ru.wikipedia.org/wiki/Dd" text:style-name="ListLabel_20_13" text:visited-style-name="ListLabel_20_13"><text:span text:style-name="Internet_20_link">https://ru.wikipedia.org/wiki/Dd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Segoe UI1" svg:font-family="'Segoe U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Segoe UI2" svg:font-family="'Segoe U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Calibri" style:font-size-asian="12pt" style:language-asian="en" style:country-asian="US" style:font-name-complex="Times New Roman2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letter-kerning="false" style:font-name-asian="Calibri" style:font-size-asian="12pt" style:language-asian="en" style:country-asian="US" style:font-name-complex="Times New Roman2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font-size="22pt" fo:font-weight="bold" style:font-name-asian="Calibri" style:font-family-asian="Calibri" style:font-family-generic-asian="system" style:font-pitch-asian="variable" style:font-size-asian="22pt" style:font-weight-asian="bold" style:font-name-complex="Times New Roman2" style:font-family-complex="'Times New Roman'" style:font-family-generic-complex="system" style:font-pitch-complex="variable" style:font-size-complex="16pt"/>
    </style:style>
    <style:style style:name="Title" style:family="paragraph" style:parent-style-name="Standard" style:default-outline-level="" style:class="chapter">
      <style:paragraph-properties fo:margin-top="0cm" fo:margin-bottom="0cm" loext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Calibri" style:font-family-asian="Calibri" style:font-family-generic-asian="system" style:font-pitch-asian="variable" style:font-size-asian="28pt" style:font-name-complex="Times New Roman2" style:font-family-complex="'Times New Roman'" style:font-family-generic-complex="system" style:font-pitch-complex="variable" style:font-size-complex="2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default-outline-level="">
      <style:paragraph-properties fo:line-height="108%"/>
      <style:text-properties style:language-asian="ru" style:country-asian="RU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2" style:font-family-complex="'Segoe UI'" style:font-family-generic-complex="system" style:font-pitch-complex="variable" style:font-size-complex="9pt"/>
    </style:style>
    <style:style style:name="всёКурс" style:family="paragraph" style:parent-style-name="Standard" style:default-outline-level="">
      <style:paragraph-properties fo:orphans="0" fo:widows="0" fo:hyphenation-ladder-count="no-limit"/>
      <style:text-properties style:font-name="Arial" fo:font-family="Arial" style:font-family-generic="roman" style:font-pitch="variable" style:letter-kerning="true" style:font-name-asian="Arial Unicode MS" style:font-family-asian="'Arial Unicode MS'" style:font-family-generic-asian="system" style:font-pitch-asian="variable" style:language-asian="hi" style:country-asian="IN" style:font-name-complex="Arial1" style:font-family-complex="Arial" style:font-family-generic-complex="system" style:font-pitch-complex="variable" style:language-complex="hi" style:country-complex="IN" style:font-weight-complex="bold" fo:hyphenate="false" fo:hyphenation-remain-char-count="2" fo:hyphenation-push-char-count="2"/>
    </style:style>
    <style:style style:name="ВажноКурс" style:family="paragraph" style:parent-style-name="Standard" style:default-outline-level="">
      <style:paragraph-properties fo:orphans="0" fo:widows="0" fo:hyphenation-ladder-count="no-limit"/>
      <style:text-properties style:font-name="Arial" fo:font-family="Arial" style:font-family-generic="roman" style:font-pitch="variable" fo:font-weight="bold" style:letter-kerning="true" style:font-name-asian="Arial Unicode MS" style:font-family-asian="'Arial Unicode MS'" style:font-family-generic-asian="system" style:font-pitch-asian="variable" style:language-asian="hi" style:country-asian="IN" style:font-weight-asian="bold" style:font-name-complex="Arial1" style:font-family-complex="Arial" style:font-family-generic-complex="system" style:font-pitch-complex="variable" style:language-complex="hi" style:country-complex="IN" fo:hyphenate="false" fo:hyphenation-remain-char-count="2" fo:hyphenation-push-char-count="2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463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" style:font-family-asian="Calibri" style:font-family-generic-asian="system" style:font-pitch-asian="variable" style:font-size-asian="28pt" style:language-asian="ru" style:country-asian="RU" style:font-name-complex="Times New Roman2" style:font-family-complex="'Times New Roman'" style:font-family-generic-complex="system" style:font-pitch-complex="variable" style:font-size-complex="2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font-size="22pt" fo:font-weight="bold" style:font-name-asian="Calibri" style:font-family-asian="Calibri" style:font-family-generic-asian="system" style:font-pitch-asian="variable" style:font-size-asian="22pt" style:font-weight-asian="bold" style:font-name-complex="Times New Roman2" style:font-family-complex="'Times New Roman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2" style:font-family-complex="'Segoe UI'" style:font-family-generic-complex="system" style:font-pitch-complex="variable" style:font-size-complex="9pt"/>
    </style:style>
    <style:style style:name="всёКурс_20_Знак" style:display-name="всёКурс Знак" style:family="text">
      <style:text-properties style:font-name="Arial" fo:font-family="Arial" style:font-family-generic="roman" style:font-pitch="variable" style:letter-kerning="true" style:font-name-asian="Arial Unicode MS" style:font-family-asian="'Arial Unicode MS'" style:font-family-generic-asian="system" style:font-pitch-asian="variable" style:language-asian="hi" style:country-asian="IN" style:font-name-complex="Arial1" style:font-family-complex="Arial" style:font-family-generic-complex="system" style:font-pitch-complex="variable" style:language-complex="hi" style:country-complex="IN" style:font-weight-complex="bold"/>
    </style:style>
    <style:style style:name="ВажноКурс_20_Знак" style:display-name="ВажноКурс Знак" style:family="text">
      <style:text-properties style:font-name="Arial" fo:font-family="Arial" style:font-family-generic="roman" style:font-pitch="variable" fo:font-weight="bold" style:letter-kerning="true" style:font-name-asian="Arial Unicode MS" style:font-family-asian="'Arial Unicode MS'" style:font-family-generic-asian="system" style:font-pitch-asian="variable" style:language-asian="hi" style:country-asian="IN" style:font-weight-asian="bold" style:font-name-complex="Arial1" style:font-family-complex="Arial" style:font-family-generic-complex="system" style:font-pitch-complex="variable" style:language-complex="hi" style:country-complex="IN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/>
    <style:style style:name="ListLabel_20_14" style:display-name="ListLabel 14" style:family="text">
      <style:text-properties fo:language="en" fo:country="US"/>
    </style:style>
    <style:style style:name="Index_20_Link" style:display-name="Index Link" style:family="text"/>
    <style:style style:name="ListLabel_20_58" style:display-name="ListLabel 58" style:family="text">
      <style:text-properties style:font-name-complex="Courier New2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14d467"/>
    </style:style>
    <style:page-layout style:name="Mpm1">
      <style:page-layout-properties fo:page-width="21.001cm" fo:page-height="29.7cm" style:num-format="1" style:print-orientation="portrait" fo:margin-top="1.27cm" fo:margin-bottom="1.249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  <text:p text:style-name="Footer"/>
      </style:footer>
    </style:master-page>
    <style:master-page style:name="First_20_Page" style:display-name="First Page" style:page-layout-name="Mpm1" style:next-style-name="Standard">
      <style:footer>
        <text:p text:style-name="MP1">Москва 201<text:span text:style-name="MT1">9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авел Милько</meta:initial-creator>
    <meta:editing-cycles>14</meta:editing-cycles>
    <meta:creation-date>2018-05-07T15:19:00</meta:creation-date>
    <dc:date>2019-04-29T14:42:47.018831066</dc:date>
    <meta:editing-duration>PT1H47M1S</meta:editing-duration>
    <meta:generator>LibreOffice/6.1.3.2$Linux_x86 LibreOffice_project/10$Build-2</meta:generator>
    <meta:document-statistic meta:table-count="2" meta:image-count="0" meta:object-count="1" meta:page-count="16" meta:paragraph-count="502" meta:word-count="1876" meta:character-count="15488" meta:non-whitespace-character-count="1226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 display="block">
  <semantics>
    <annotation encoding="StarMath 5.0"> </annotation>
  </semantics>
</math>
</file>